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8b759" officeooo:paragraph-rsid="0008b759" style:font-size-asian="18pt" style:font-size-complex="18pt"/>
    </style:style>
    <style:style style:name="P2" style:family="paragraph" style:parent-style-name="Standard">
      <style:paragraph-properties fo:text-align="center" style:justify-single-word="false"/>
      <style:text-properties fo:font-size="18pt" fo:font-weight="bold" officeooo:rsid="0008b759" officeooo:paragraph-rsid="0008b759" style:font-size-asian="18pt" style:font-weight-asian="bold" style:font-size-complex="18pt" style:font-weight-complex="bold"/>
    </style:style>
    <style:style style:name="P3" style:family="paragraph" style:parent-style-name="Standard">
      <style:paragraph-properties fo:text-align="end" style:justify-single-word="false"/>
      <style:text-properties fo:font-size="18pt" fo:font-style="italic" fo:font-weight="normal" officeooo:rsid="0008b759" officeooo:paragraph-rsid="0008b759" style:font-size-asian="18pt" style:font-style-asian="italic" style:font-weight-asian="normal" style:font-size-complex="18pt" style:font-style-complex="italic" style:font-weight-complex="normal"/>
    </style:style>
    <style:style style:name="P4" style:family="paragraph" style:parent-style-name="Standard">
      <style:paragraph-properties fo:text-align="justify" style:justify-single-word="false"/>
      <style:text-properties fo:font-size="18pt" fo:font-style="italic" fo:font-weight="normal" officeooo:rsid="0008b759" officeooo:paragraph-rsid="0008b759"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size="18pt" fo:font-style="italic" fo:font-weight="normal" officeooo:rsid="0008b759" officeooo:paragraph-rsid="0008b759"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size="18pt" fo:font-style="italic" style:text-underline-style="solid" style:text-underline-width="auto" style:text-underline-color="font-color" fo:font-weight="bold" officeooo:rsid="0008b759" officeooo:paragraph-rsid="0008b759" style:font-size-asian="18pt" style:font-style-asian="italic" style:font-weight-asian="bold" style:font-size-complex="18pt" style:font-style-complex="italic" style:font-weight-complex="bold"/>
    </style:style>
    <style:style style:name="P7"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08b759" officeooo:paragraph-rsid="0008b759" style:font-size-asian="18pt" style:font-style-asian="normal" style:font-weight-asian="bold" style:font-size-complex="18pt" style:font-style-complex="normal" style:font-weight-complex="bold"/>
    </style:style>
    <style:style style:name="P8"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0a96a3" officeooo:paragraph-rsid="000a96a3" style:font-size-asian="18pt" style:font-style-asian="normal" style:font-weight-asian="bold" style:font-size-complex="18pt" style:font-style-complex="normal" style:font-weight-complex="bold"/>
    </style:style>
    <style:style style:name="P9" style:family="paragraph" style:parent-style-name="Standard">
      <style:paragraph-properties fo:text-align="start" style:justify-single-word="false"/>
      <style:text-properties fo:font-size="14pt" fo:font-style="italic" style:text-underline-style="none" fo:font-weight="normal" officeooo:rsid="000a96a3" officeooo:paragraph-rsid="000a96a3" style:font-size-asian="14pt" style:font-style-asian="italic" style:font-weight-asian="normal" style:font-size-complex="14pt" style:font-style-complex="italic" style:font-weight-complex="normal"/>
    </style:style>
    <style:style style:name="P10" style:family="paragraph" style:parent-style-name="Standard">
      <style:paragraph-properties fo:text-align="start" style:justify-single-word="false"/>
      <style:text-properties fo:font-size="14pt" fo:font-style="italic" fo:font-weight="normal" officeooo:rsid="000b5660" officeooo:paragraph-rsid="000b5660" style:font-size-asian="14pt" style:font-style-asian="italic" style:font-weight-asian="normal" style:font-size-complex="14pt" style:font-style-complex="italic" style:font-weight-complex="normal"/>
    </style:style>
    <style:style style:name="P11" style:family="paragraph" style:parent-style-name="Standard">
      <style:paragraph-properties fo:text-align="start" style:justify-single-word="false"/>
      <style:text-properties fo:font-size="14pt" fo:font-style="italic" fo:font-weight="normal" officeooo:rsid="001064ea" officeooo:paragraph-rsid="001064ea" style:font-size-asian="14pt" style:font-style-asian="italic" style:font-weight-asian="normal" style:font-size-complex="14pt" style:font-style-complex="italic" style:font-weight-complex="normal"/>
    </style:style>
    <style:style style:name="P12" style:family="paragraph" style:parent-style-name="Standard">
      <style:paragraph-properties fo:margin-top="0in" fo:margin-bottom="0in" loext:contextual-spacing="false" fo:text-align="start" style:justify-single-word="false"/>
      <style:text-properties fo:font-size="18pt" fo:font-style="normal" fo:font-weight="normal" officeooo:rsid="0008b759" officeooo:paragraph-rsid="0008b759" style:font-size-asian="18pt" style:font-style-asian="normal" style:font-weight-asian="normal" style:font-size-complex="18pt" style:font-style-complex="normal" style:font-weight-complex="normal"/>
    </style:style>
    <style:style style:name="P13" style:family="paragraph" style:parent-style-name="Standard">
      <style:paragraph-properties fo:margin-top="0in" fo:margin-bottom="0in" loext:contextual-spacing="false" fo:text-align="justify" style:justify-single-word="false"/>
      <style:text-properties fo:font-size="18pt" fo:font-style="italic" fo:font-weight="normal" officeooo:rsid="001064ea" officeooo:paragraph-rsid="001064ea" style:font-size-asian="18pt" style:font-style-asian="italic" style:font-weight-asian="normal" style:font-size-complex="18pt" style:font-style-complex="italic" style:font-weight-complex="normal"/>
    </style:style>
    <style:style style:name="P14" style:family="paragraph" style:parent-style-name="Standard">
      <style:paragraph-properties fo:margin-top="0in" fo:margin-bottom="0in" loext:contextual-spacing="false" fo:text-align="justify" style:justify-single-word="false"/>
      <style:text-properties fo:font-size="18pt" fo:font-style="italic" fo:font-weight="normal" officeooo:rsid="001305f1" officeooo:paragraph-rsid="001305f1" style:font-size-asian="18pt" style:font-style-asian="italic" style:font-weight-asian="normal" style:font-size-complex="18pt" style:font-style-complex="italic" style:font-weight-complex="normal"/>
    </style:style>
    <style:style style:name="P15" style:family="paragraph" style:parent-style-name="Standard">
      <style:paragraph-properties fo:margin-top="0in" fo:margin-bottom="0in" loext:contextual-spacing="false" fo:text-align="justify" style:justify-single-word="false"/>
      <style:text-properties fo:font-size="24pt" fo:font-style="italic" fo:font-weight="normal" officeooo:rsid="001064ea" officeooo:paragraph-rsid="001064ea" style:font-size-asian="24pt" style:font-style-asian="italic" style:font-weight-asian="normal" style:font-size-complex="24pt" style:font-style-complex="italic" style:font-weight-complex="normal"/>
    </style:style>
    <style:style style:name="P16" style:family="paragraph" style:parent-style-name="Standard" style:list-style-name="L1">
      <style:paragraph-properties fo:text-align="start" style:justify-single-word="false"/>
      <style:text-properties fo:font-size="14pt" fo:font-style="italic" fo:font-weight="normal" officeooo:rsid="001064ea" officeooo:paragraph-rsid="001064ea" style:font-size-asian="14pt" style:font-style-asian="italic" style:font-weight-asian="normal" style:font-size-complex="14pt" style:font-style-complex="italic" style:font-weight-complex="normal"/>
    </style:style>
    <style:style style:name="T1" style:family="text">
      <style:text-properties officeooo:rsid="000a96a3"/>
    </style:style>
    <style:style style:name="T2" style:family="text">
      <style:text-properties officeooo:rsid="000de6b9"/>
    </style:style>
    <style:style style:name="T3" style:family="text">
      <style:text-properties officeooo:rsid="00116887"/>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PROPOSAL</text:p>
      <text:p text:style-name="P7"/>
      <text:p text:style-name="P7">COURSE NAME: PARALLEL <text:span text:style-name="T1">AND DISTRIBUTED COMPUTING</text:span></text:p>
      <text:p text:style-name="P1"/>
      <text:p text:style-name="P7">PROJECT NAME:QUEUE MANAGEMENT SYSTEM</text:p>
      <text:p text:style-name="P7"/>
      <text:p text:style-name="P8">DESCRIPTION:</text:p>
      <text:p text:style-name="P9">Queues of people form in various situations and locations such as at supermarkets checkouts, banks,airport security, and etc. A queuing management system is a great need to control queues for better service and customer satisfaction. The process of queue formation and propagation is defined as queuing theory, a mathematical study of waiting queues. There are several queuing scenarios based on the queuing model and market requirements. Queuing management system has to be implemented as a distributed system with different nodes interacting with each other consisting of several processes such as ticketing, calling customer, notifications, server management, etc. In this project, the students have to implement at least one of the queuing scenario as a distributed system.</text:p>
      <text:p text:style-name="P10">We have discussed the project with our Faculty and he has guided us to continue a project relating the above mentioned criteria. We are going to work further on the Message Passing Interface used in this project and try to pass messages among the applications.</text:p>
      <text:p text:style-name="P11">Scenario :</text:p>
      <text:p text:style-name="P11">it contains of total 3 different types of systems </text:p>
      <text:list xml:id="list4261428941" text:style-name="L1">
        <text:list-item>
          <text:p text:style-name="P16">The Placing of Order and <text:span text:style-name="T3">receipt</text:span> generate </text:p>
        </text:list-item>
        <text:list-item>
          <text:p text:style-name="P16">Kitchen (receive order and complete order)</text:p>
        </text:list-item>
        <text:list-item>
          <text:p text:style-name="P16">Ready order display screen for customers</text:p>
          <text:p text:style-name="P16"/>
          <text:p text:style-name="P16">customer will go to the counter and will share the order info the person attending the customer will enter it into the system and will send it the person in the kitchen will receive it (they might have types associated with the order) and after the order is completed they will pass it to the screen that customers can see . </text:p>
        </text:list-item>
      </text:list>
      <text:p text:style-name="P2"/>
      <text:p text:style-name="P6"/>
      <text:p text:style-name="P6"/>
      <text:p text:style-name="P6">GROUP PARTNERS:</text:p>
      <text:p text:style-name="P5"/>
      <text:p text:style-name="P12">NAVAID RASHEED(60345)</text:p>
      <text:p text:style-name="P12">ABDUL HADI(59502)</text:p>
      <text:p text:style-name="P12">VARISHA AJAZ(59530)</text:p>
      <text:p text:style-name="P12">JAVERIA IRFAN(59529)</text:p>
      <text:p text:style-name="P12">ISRA KHAN(<text:span text:style-name="T2">60314</text:span>)</text:p>
      <text:p text:style-name="P3"><text:soft-page-break/></text:p>
      <text:p text:style-name="P13"/>
      <text:p text:style-name="P13"/>
      <text:p text:style-name="P15">Research and Study <text:s/>: </text:p>
      <text:p text:style-name="P13"/>
      <text:p text:style-name="P13">Varisha and Javeria : </text:p>
      <text:p text:style-name="P13"><text:tab/><text:a xlink:type="simple" xlink:href="http://mpitutorial.com/tutorials/" text:style-name="Internet_20_link" text:visited-style-name="Visited_20_Internet_20_Link">http://mpitutorial.com/tutorials/</text:a></text:p>
      <text:p text:style-name="P13">Abdul Hadi : </text:p>
      <text:p text:style-name="P13"><text:tab/><text:a xlink:type="simple" xlink:href="https://computing.llnl.gov/tutorials/mpi/" text:style-name="Internet_20_link" text:visited-style-name="Visited_20_Internet_20_Link">https://computing.llnl.gov/tutorials/mpi/</text:a></text:p>
      <text:p text:style-name="P13">Navaid and Isra : </text:p>
      <text:p text:style-name="P13"><text:tab/><text:a xlink:type="simple" xlink:href="https://www.mathcs.emory.edu/~cheung/Courses/355/Syllabus/92-MPI/intro.html" text:style-name="Internet_20_link" text:visited-style-name="Visited_20_Internet_20_Link">https://www.mathcs.emory.edu/~cheung/Courses/355/Syllabus/92-MPI/intro.html</text:a></text:p>
      <text:p text:style-name="P13"/>
      <text:p text:style-name="P14">Discussion with sir : </text:p>
      <text:p text:style-name="P14"><text:tab/>Varisha, Javeria and Abdul Hadi</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2:02:49.817184091</meta:creation-date>
    <dc:date>2018-09-24T19:07:21.362215012</dc:date>
    <meta:editing-duration>PT27M28S</meta:editing-duration>
    <meta:editing-cycles>7</meta:editing-cycles>
    <meta:generator>LibreOffice/6.0.3.2$Linux_X86_64 LibreOffice_project/00m0$Build-2</meta:generator>
    <meta:document-statistic meta:table-count="0" meta:image-count="0" meta:object-count="0" meta:page-count="2" meta:paragraph-count="27" meta:word-count="307" meta:character-count="2055" meta:non-whitespace-character-count="1765"/>
  </office:meta>
</office:document-meta>
</file>